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formula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>
        <style:columns fo:column-count="2" fo:column-gap="1cm">
          <style:column style:rel-width="32767*" fo:start-indent="0cm" fo:end-indent="0.5cm"/>
          <style:column style:rel-width="32768*" fo:start-indent="0.5cm" fo:end-indent="0cm"/>
        </style:columns>
      </style:graphic-properties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1.328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_5f_-title" style:list-style-name="L1">
      <style:graphic-properties fo:min-height="1.32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align="start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374cm" fo:margin-bottom="0cm" fo:text-align="justify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cm" svg:height="3cm" svg:x="1.5cm" svg:y="4.875cm" presentation:class="title" presentation:user-transformed="true">
          <draw:text-box>
            <text:p text:style-name="P1">LibTorch 简单教程</text:p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6cm" svg:height="1.538cm" svg:x="1cm" svg:y="0.395cm" presentation:class="title" presentation:user-transformed="true">
          <draw:text-box>
            <text:p>目录</text:p>
          </draw:text-box>
          <svg:title>TexMaths</svg:title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零 <text:s text:c="3"/>绪论</text:p>
              </text:list-item>
              <text:list-item>
                <text:p>壹 <text:s text:c="3"/>张量</text:p>
              </text:list-item>
              <text:list-item>
                <text:p>贰 <text:s text:c="3"/>自动求导 </text:p>
              </text:list-item>
            </text:list>
            <text:p/>
            <text:p/>
            <text:p/>
            <text:list text:continue-numbering="true" text:style-name="L2">
              <text:list-item>
                <text:p><text:span text:style-name="T1">叁</text:span> <text:s text:c="3"/>模型搭建</text:p>
              </text:list-item>
              <text:list-item>
                <text:p><text:span text:style-name="T1">肆</text:span> <text:s text:c="3"/>数据加载</text:p>
              </text:list-item>
              <text:list-item>
                <text:p><text:span text:style-name="T1">伍</text:span> <text:s text:c="3"/>训练逻辑</text:p>
              </text:list-item>
              <text:list-item>
                <text:p><text:span text:style-name="T1">陆</text:span> <text:s text:c="3"/>其他 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  <svg:title>TexMaths</svg:title>
          </draw:frame>
        </presentation:notes>
      </draw:page>
      <draw:page draw:name="page3" draw:style-name="dp3" draw:master-page-name="Blue_5f_Curve1" presentation:presentation-page-layout-name="AL2T1">
        <draw:frame presentation:style-name="pr6" draw:layer="layout" svg:width="26cm" svg:height="1.538cm" svg:x="1cm" svg:y="0.395cm" presentation:class="title">
          <draw:text-box>
            <text:p text:style-name="P3">零 <text:s text:c="3"/>绪论 <text:s text:c="15"/>子目录 <text:s text:c="7"/></text:p>
          </draw:text-box>
          <svg:title>TexMaths</svg:title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0.0、前言</text:p>
              </text:list-item>
              <text:list-item>
                <text:p><text:span text:style-name="T1">0.1</text:span><text:span text:style-name="T1">、</text:span>查资料</text:p>
              </text:list-item>
              <text:list-item>
                <text:p>0.2、库结构</text:p>
              </text:list-item>
              <text:list-item>
                <text:p text:style-name="P4"><text:span text:style-name="T1">0.3</text:span><text:span text:style-name="T1">、</text:span>库函数</text:p>
              </text:list-item>
              <text:list-item>
                <text:p>0.4、环境配置</text:p>
              </text:list-item>
              <text:list-item>
                <text:p text:style-name="P4"><text:span text:style-name="T1">0.5</text:span>、小结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4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0.0、前言 <text:s text:c="21"/>0.0.0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0.0.1 本教程简单学习LibTorch用法。</text:p>
                <text:p>所谓学习一个库，可以设计如下评价标准：</text:p>
                <text:p>1）会搜索库的相关资料；</text:p>
                <text:p>2）了解库的设计思路；</text:p>
                <text:p>3）掌握库函数用法；</text:p>
                <text:p>4）调试解决报错。</text:p>
              </text:list-header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5" draw:style-name="dp3" draw:master-page-name="Blue_5f_Curve1_5f_" presentation:presentation-page-layout-name="AL2T1">
        <draw:frame presentation:style-name="pr12" draw:text-style-name="P6" draw:layer="layout" svg:width="26cm" svg:height="1.538cm" svg:x="1cm" svg:y="0.395cm" presentation:class="title" presentation:user-transformed="tru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0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1.1 所谓三生万物。学会这个库要收集必需材料：</text:p>
              </text:list-header>
              <text:list-item>
                <text:p>1）原料：官方文档、库源码、附带例程；</text:p>
              </text:list-item>
              <text:list-item>
                <text:p>2）解惑：提问AI、大家的各种人脉；</text:p>
              </text:list-item>
              <text:list-item>
                <text:p>3）分享：第三方资料如书籍、论坛、交流群等；</text:p>
              </text:list-item>
              <text:list-item>
                <text:p>4）重要：心得总结之资料。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6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1）原料：官方文档、库源码、附带例程；</text:p>
              </text:list-header>
              <text:list-item>
                <text:p>官方文档：https://docs.pytorch.org/docs/stable/cpp_index.html</text:p>
                <text:p>https://docs.pytorch.org/cppdocs/</text:p>
              </text:list-item>
              <text:list-item>
                <text:p>库源码<text:tab/>、例程：</text:p>
                <text:p>https://github.com/pytorch/examples/tree/main/cpp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draw:frame draw:style-name="gr2" draw:text-style-name="P7" draw:layer="layout" svg:width="5.679cm" svg:height="1.088cm" svg:x="20.18cm" svg:y="3.671cm">
          <draw:text-box>
            <text:p><text:a xlink:href="https://docs.pytorch.org/docs/stable/cpp_index.html" xlink:type="simple">C++接口介绍页面</text:a></text:p>
          </draw:text-box>
          <svg:title>TexMaths</svg:title>
        </draw:frame>
        <draw:frame draw:style-name="gr3" draw:text-style-name="P8" draw:layer="layout" svg:width="3.069cm" svg:height="1.117cm" svg:x="14.677cm" svg:y="5.853cm">
          <draw:text-box>
            <text:p><text:span text:style-name="T3"><text:a xlink:href="https://docs.pytorch.org/cppdocs/" xlink:type="simple">API页面</text:a></text:span></text:p>
          </draw:text-box>
        </draw:frame>
        <presentation:notes draw:style-name="dp4">
          <draw:page-thumbnail draw:style-name="gr1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7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2）解惑：提问AI、大家的各种人脉；</text:p>
              </text:list-header>
              <text:list-item>
                <text:p text:style-name="P4">ChatGPT DeepSeek 豆包等</text:p>
              </text:list-item>
              <text:list-item>
                <text:p text:style-name="P4">认识的人在搞这个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presentation:notes draw:style-name="dp4">
          <draw:page-thumbnail draw:style-name="gr1" draw:layer="layout" svg:width="17cm" svg:height="9.56cm" svg:x="2cm" svg:y="2.5cm" draw:page-number="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8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3）分享：第三方资料如书籍、论坛、交流群等；</text:p>
              </text:list-header>
              <text:list-item>
                <text:p text:style-name="P4">https://github.com/AllentDan/LibtorchTutorials</text:p>
              </text:list-item>
              <text:list-item>
                <text:p text:style-name="P4">https://zhuanlan.zhihu.com/p/609288586</text:p>
              </text:list-item>
              <text:list-item>
                <text:p text:style-name="P4">https://dataxujing.github.io/libtorch_tutorials/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presentation:notes draw:style-name="dp4">
          <draw:page-thumbnail draw:style-name="gr1" draw:layer="layout" svg:width="17cm" svg:height="9.56cm" svg:x="2cm" svg:y="2.5cm" draw:page-number="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9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4）重要：心得总结之资料。</text:p>
              </text:list-header>
              <text:list-item>
                <text:p text:style-name="P4">自己学习、编程中的经验总结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presentation:notes draw:style-name="dp4">
          <draw:page-thumbnail draw:style-name="gr1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0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2</text:span><text:span text:style-name="T2">、库结构 <text:s text:c="18"/></text:span>0.2.1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2.1 库结构参考API页面顶部第二行的main项</text:p>
                <text:p><text:span text:style-name="T4">本</text:span><text:span text:style-name="T4">API</text:span><text:span text:style-name="T4">大致分为五个部分：</text:span></text:p>
              </text:list-header>
              <text:list-item>
                <text:p><text:span text:style-name="T4">ATen: </text:span><text:span text:style-name="T4">张量支持、张量数学运算、所有的张量及运算最终都归结到这里。</text:span></text:p>
              </text:list-item>
              <text:list-item>
                <text:p><text:span text:style-name="T4">Autograd: </text:span><text:span text:style-name="T4">给</text:span><text:span text:style-name="T4">ATen</text:span><text:span text:style-name="T4">提供自动微分功能。</text:span></text:p>
              </text:list-item>
              <text:list-item>
                <text:p><text:span text:style-name="T4">C++ Frontend: </text:span><text:span text:style-name="T4">训练和评估模型接口、性能高。</text:span></text:p>
              </text:list-item>
              <text:list-item>
                <text:p><text:span text:style-name="T4">TorchScript: JIT</text:span><text:span text:style-name="T4">接口、加载模型就用这个。</text:span></text:p>
              </text:list-item>
              <text:list-item>
                <text:p><text:span text:style-name="T4">C++ Extensions: </text:span><text:span text:style-name="T4">高级模块、自定义接口、自定义</text:span><text:span text:style-name="T4">CUDA</text:span><text:span text:style-name="T4">行为</text:span></text:p>
              </text:list-item>
            </text:list>
          </draw:text-box>
          <svg:title>TexMaths</svg:title>
        </draw:frame>
        <draw:frame draw:style-name="gr2" draw:text-style-name="P7" draw:layer="layout" svg:width="6.647cm" svg:height="1.55cm" svg:x="10.562cm" svg:y="7.099cm">
          <draw:text-box>
            <text:p><text:span text:style-name="T2"><text:s text:c="19"/></text:span></text:p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1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1 </text:span><text:span text:style-name="T1">库函数</text:span>参考</text:p>
              </text:list-header>
              <text:list-item>
                <text:p text:style-name="P4">接口原型在API页面顶部第二行的Library API项</text:p>
              </text:list-item>
              <text:list-item>
                <text:p text:style-name="P4">用法在各个部分都有</text:p>
              </text:list-item>
              <text:list-item>
                <text:p text:style-name="P4"><text:span text:style-name="T1">重要：</text:span><text:span text:style-name="T1">LibTorch</text:span><text:span text:style-name="T1">和</text:span><text:span text:style-name="T1">PyTorch</text:span><text:span text:style-name="T1">接口相似，可以参考</text:span><text:span text:style-name="T1">PyTorch</text:span><text:span text:style-name="T1">资料的用法，在</text:span>Library API查找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2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2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2 </text:span><text:span text:style-name="T1">库函数学习标准</text:span></text:p>
              </text:list-header>
              <text:list-item>
                <text:p text:style-name="P4">1）常用的函数接口要熟悉功能、返回值、参数、注意事项</text:p>
              </text:list-item>
              <text:list-item>
                <text:p text:style-name="P4">2）使用过程出现BUG，会调试、分析、解决，并总结规范用法</text:p>
              </text:list-item>
              <text:list-item>
                <text:p text:style-name="P4">3）论文中遇见张量操作、算法，会编写对应张量代码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3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3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3 </text:span><text:span text:style-name="T1">库函数</text:span><text:span text:style-name="T1">BUG</text:span><text:span text:style-name="T1">调试</text:span></text:p>
              </text:list-header>
              <text:list-item>
                <text:p text:style-name="P4">1）检查环境配置</text:p>
              </text:list-item>
              <text:list-item>
                <text:p text:style-name="P4">2）代码错误：编译错误、运行错误、逻辑错误、拼写错误</text:p>
              </text:list-item>
              <text:list-item>
                <text:p text:style-name="P4">3）使用try catch</text:p>
              </text:list-item>
              <text:list-item>
                <text:p text:style-name="P4">4）打印输出，定位错误位置</text:p>
              </text:list-item>
              <text:list-item>
                <text:p text:style-name="P4">5）Debug模式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4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4</text:span><text:span text:style-name="T2">、环境配置 <text:s text:c="15"/></text:span><text:span text:style-name="T2">0.4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4.1 环境两种</text:p>
              </text:list-header>
              <text:list-item>
                <text:p>1）基本</text:p>
                <text:p><text:span text:style-name="T1">Windows 11 <text:s text:c="3"/>C++ <text:s text:c="2"/>VS2022 <text:s text:c="2"/></text:span>LibTorch CPU</text:p>
                <text:p text:style-name="P4"><text:span text:style-name="T1">Windows 11 <text:s text:c="3"/>C++ <text:s text:c="2"/>VS2022</text:span> <text:s text:c="2"/>LibTorch GPU</text:p>
              </text:list-item>
              <text:list-item>
                <text:p text:style-name="P4">2）自己的特殊库</text:p>
                <text:p text:style-name="P4">OpenCV库，是本教程使用的，同时也能百度到结合LibTorch配置环境的教程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5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5</text:span><text:span text:style-name="T2">、小结 <text:s text:c="21"/></text:span><text:span text:style-name="T2">0.5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5.1 小结</text:p>
              </text:list-header>
              <text:list-item>
                <text:p>1）工欲善其事必先利其器，资料齐全，IDE熟练</text:p>
              </text:list-item>
              <text:list-item>
                <text:p>2）动态更新经验，多交流</text:p>
              </text:list-item>
              <text:list-item>
                <text:p>3）这个库参考资料很少，自己要多总结分享</text:p>
              </text:list-item>
            </text:list>
          </draw:text-box>
          <svg:title>TexMaths</svg:title>
        </draw:frame>
        <presentation:notes draw:style-name="dp4">
          <draw:page-thumbnail draw:style-name="gr1" draw:layer="layout" svg:width="17cm" svg:height="9.56cm" svg:x="2cm" svg:y="2.5cm" draw:page-number="1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498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  <svg:title>TexMaths</svg:title>
      </draw:frame>
      <draw:frame presentation:style-name="Blue_5f_Curve-outline1" draw:layer="backgroundobjects" svg:width="26cm" svg:height="4.5cm" svg:x="1cm" svg:y="8cm" presentation:class="outline" presentation:placeholder="true">
        <draw:text-box/>
        <svg:title>TexMaths</svg:title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编号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  <svg:title>TexMaths</svg:title>
      </draw:frame>
      <draw:frame presentation:style-name="Blue_5f_Curve1-outline1" draw:layer="backgroundobjects" svg:width="26cm" svg:height="10cm" svg:x="1cm" svg:y="3cm" presentation:class="outline" presentation:placeholder="true">
        <draw:text-box/>
        <svg:title>TexMaths</svg:title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  <svg:title>TexMaths</svg:title>
      </draw:frame>
      <draw:frame presentation:style-name="Blue_5f_Curve1_5f_-outline1" draw:layer="backgroundobjects" svg:width="26cm" svg:height="10cm" svg:x="1cm" svg:y="3cm" presentation:class="outline" presentation:placeholder="true">
        <draw:text-box/>
        <svg:title>TexMaths</svg:title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1T21:35:32.443102700</meta:creation-date>
    <meta:editing-duration>PT1H46M10S</meta:editing-duration>
    <meta:editing-cycles>189</meta:editing-cycles>
    <meta:generator>TexSlide/0.9.1$"{CMAKE_SYSTEM_NAME}"_"X86_64" LibreOffice_project/</meta:generator>
    <dc:title>Blue Curve</dc:title>
    <dc:date>2025-11-21T23:33:32.263765900</dc:date>
    <meta:document-statistic meta:object-count="110"/>
    <meta:user-defined meta:name="Preamble">\def\pgfsysdriver{pgfsys-dvisvgm.def}

\usepackage{amsmath}
\usepackage{amssymb}
\usepackage{ifxetex}

\ifxetex
    \usepackage{xeCJK}
\fi
</meta:user-defined>
  </office:meta>
</office:document-meta>
</file>

<file path=formulas.xml><?xml version="1.0" encoding="utf-8"?>
<office:document-formulas xmlns:office="urn:oasis:names:tc:opendocument:xmlns:office:1.0" xmlns:ooo="http://openoffice.org/2004/office" xmlns:xlink="http://www.w3.org/1999/xlink" xmlns:draw="urn:oasis:names:tc:opendocument:xmlns:drawing:1.0" xmlns:svg="urn:oasis:names:tc:opendocument:xmlns:svg-compatible:1.0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/>
</file>